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e41ce"/>
    </style:style>
    <style:style style:name="T1" style:family="text">
      <style:text-properties officeooo:rsid="000e41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[1] Opas: Monikulmiomallin väritys</text:span></text:p>
      <text:p text:style-name="P1"><text:a xlink:type="simple" xlink:href="https://bitbucket.org/yorak/n3dpk/wiki/Monikulmiomallin%20väritys" text:style-name="Internet_20_link" text:visited-style-name="Visited_20_Internet_20_Link"/></text:p>
      <text:p text:style-name="P1"><text:a xlink:type="simple" xlink:href="https://bitbucket.org/yorak/n3dpk/wiki/Monikulmiomallin%20väritys" text:style-name="Internet_20_link" text:visited-style-name="Visited_20_Internet_20_Link"><text:span text:style-name="T1">https://bitbucket.org/yorak/n3dpk/wiki/Monikulmiomallin%20v%C3%A4ritys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08:28:22.669753157</meta:creation-date>
    <meta:generator>LibreOffice/5.0.1.2$Linux_X86_64 LibreOffice_project/00m0$Build-2</meta:generator>
    <dc:date>2015-09-28T08:38:07.935983974</dc:date>
    <meta:editing-duration>PT9M45S</meta:editing-duration>
    <meta:editing-cycles>1</meta:editing-cycles>
    <meta:document-statistic meta:table-count="0" meta:image-count="0" meta:object-count="0" meta:page-count="1" meta:paragraph-count="2" meta:word-count="5" meta:character-count="104" meta:non-whitespace-character-count="101"/>
  </office:meta>
</office:document-meta>
</file>